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26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strid Schmid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obile Uploads · 17. Mai ·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87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9 Kommentare 627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211</text:p>
          </table:table-cell>
          <table:table-cell table:number-columns-repeated="6"/>
        </table:table-row>
        <table:table-row table:style-name="ro1">
          <table:table-cell table:formula="of:=SUM([.A40:.A100000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27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i Lip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n zu spät....langzeitwirkungen lassen sich bereits abschätzen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io Caricaso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i Lipo Welch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i Lip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io Caricasole ja, habe da einiges gefunden, aber nicht geseichert. ganz bestimm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ürdest auch du entsprechende infos finen, wenn danach such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i Lip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io Caricasole https://www.facebook.com/103341395030348/posts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9211254443362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chu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i Lipo vox news hat berichtet das innerhalb ca 4 o 5 Monaten so viele nach der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orben sind wie die letzten 15 Jahre zusammen an impfto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chu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n ich es richtig verstanden habe in den US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i Lip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Schulz eben..nix is sauber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kmar Benth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rec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lz Sep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lkommen richtig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Pichel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r viele Menschen ist das Auto auch wichtiger als die eigene Gesundheit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ok Joh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sst die Kinder in Ruhe ihr Verbrec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Maksymowic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unsere Kinder- Hände weg von Kindern - unverantwortlich wenn Eltern zustimmen - Kin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uchen Unterstützung und Liebe , aber keine unerprobten Impfun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Osterl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glinde Maksymowicz :die Eltern bestimmen über die Gesundheit der Kinder...und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deren Impfungen auch nicht gegen Pocken,Keuchhusten,Wundstarrkramp,Masern,Pock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i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lten so einen Blödsinn gelesen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ne De La D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i Schmidt weil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i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ter 16 wird gar nicht geimpft, Zwang gibt es auch keinen, Wenn es mit Mami und Papi 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 Auslandsurlaub gehen muss spielt das impfen auch keine Rolle-.da sind die lie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inen auch egal, hauptsache wegfliegen...mir fällt noch mehr ein, aber ich lasse es-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chelei ist zum kotz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cci Le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i Schmidt genau so wie die Impfung zum kotzen is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Österreich =Meinungsfreiheit (obwo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auch schon ausarten kann/könnte) damit muss man L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ns Ditt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hr guter Vergleich! Der Mensch ist sich selbst nichts mehr wert.. Da kriegst ' Brechreiz, ech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Auto ist wichtiger als der EIGENE LEIB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IRRE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nn wird das Wort 'Solidarität' in den Raum geschmissen, wird ENTWERTET!!!!!!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man ANDERE angeblich schützt mit dem Gift im Körper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st auf so vielen Eb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LICHTFALSCH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Wie kommen diese Motherfuckers mit diesem Quatsch nur durch?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Reiche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ummheit schmerzen würde.... du würdest 24 Stunden pro Tag schreien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nate Sta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tern, lasst eure Kinder nicht im Stich!!! Haltet ihnen den Rücken frei! Verteidigt sie! Haltet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ungetesteten Giften fern!! Schützt sie und stellt euch hinter die Kinder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letz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ären nur alle Eltern so vernünftig dann würde manches Unglück für die Zukunft ausblei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l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können bzw. dürfen die armen Jugendlichen nicht selbst entscheiden ob Sie die Giftspritz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n wollen oder nicht. Aber man muss den Täter und auch den Mittäter bei später auftret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chwerden strafrechtlich verfolgen und wegen schwerer selbst verursachten Körperverletz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schweren Gefängnisstrafen belegen. Denn eine Wiedergutmachung ist ja unmöglich.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das Verbrechen diese Menschen überhaupt überlegt??? Alles Gute und viel Gesundh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che verstehen es nur wenn man es 147 Mal erklärt: das Motoröl, hat eine hochoffiziel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lassung, Milliarden von Motoren laufen bereits seit langem mit diesem Öl, eventuelle Schä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Motor würden sich natürlich innerhalb weniger Tsunden zeigen und nicht erst nach dem 3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lwechsel nach 100.000 km, wenn da was passieren sollte, dann hat das sicher nichts mit dies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l zu tun. Es geht nicht darum ob dieses Öl gut oder weniger gut ist, es geht darum ob du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inen Motor Öl gibst oder ohne Öl fährst. Bereits über 2,5 Millionen Motoren sind verreckt weil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s Öl nicht hatten....hast du das Konzept jetzt verstanden du Mechanikeri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 und mach dir keine Sorgen wenn du nicht die hellste Kerze auf der Torte bist, du bis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für die Schönste.....also lass andere denken, die können das bes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Koth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kleiner Tipp... lass die Drogen we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Kothbauer bastle dir einfach einen Aluhut, dann klappt das Denken auch wie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sser oder versuchs mit Drogen, schlimmer kann’s nich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Koth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ich glaube das 3 Corona Impfungen jedes Jahr über einen la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traum mehr Schaden in einem Körper anrichten als das Corona Virus selbst. Da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 ich überzeugt. Und ich bin auch davon überzeugt das ich viel besser "denken"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Schmidt anscheinend nicht, denn sonst würdest du nicht von 3 Impfungen im Jah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chen und das konstant, das sind absolute Hirngespinste und Fakenews, die du d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st nicht glaubst. Ab nächstem Jahr wird sich die ältere Generation freiwillig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biimpfung von Grippe und Corona machen können und gut is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Schmi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Immunität nach der 2.Impfung nur 6 Monate hält, dann brauchst 3 Impfun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o Jahr. Es ist nicht nur so das du viel Blödsinn schreibst, sondern du bist nicht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 Wie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wozu wurden die 42 Millionen Impfdosen bestellt, bist du da gut bis bess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formiert..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nny Barnj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Schmidt es ist leider wo durch die Medien gegangen, leider ist es so , wer geimpft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krankt schneller. Die Impfung bringt bezüglich Viren garnichts. Lei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örle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Bei dem ganzen Müll den du hier von dir gibst, scheinst du überhaupt k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hnung zu haben, davon allerdings mehr als genu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den ersten beiden Teilimpfung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nach ca. 6 Monaten, also innerhalb des ersten Jahres eventuell eine 3 Impfung notwend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ären dann, qie Astrid richtig geschrieben hat, dann 3 Impfungen in einem Jahr. Er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ach wurd nur alle 6 Monate eine Auffrischung benötigt, nach derzeitigem Stand. Das ist Fa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ie toll diese Impfstoffe wirken, kann man anhand einer kleinen Sammlung an Artikeln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nell erkennem. Finde den Fehler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bias Glin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örlesberger A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Lam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örlesberger es wird aber behauptet ALLE Jahr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Trial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Merz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zuerst Überlegen dann Pos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n Kurz Vereh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serdem kommt mir vor als wärest d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örles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Lambeck Dann bist du aber nicht up to date scheinbar: https://www.krone.at/241480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ffrischung von Impfschutz alle 6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one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uno Eber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Schmidt bist am richtigen weg und geb Dir zu 100% recht !!sind da Seelenverwandt 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uno Eberh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Suc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Oida oida so a gescheiter Fritz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Lambe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Hörlesberger wie gesagt, es wird behauptet JÄHRLICH 3x, also alle 6 Monate ergibt fü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ch 2x6 ist 12, also jährlich 2x und der erste Schutz. 1x, dann je nachdem ca nach 1 Mona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9 Monate nach erstimpfung, ergibt im ersten Jahr 3x und sonst nur mehr 2x. Kön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ürlich sein, das ich anders rechnen gelernt h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uch habe auch nichts anderes behauptet als, das ALLE JAHRE 3X NICHT STIMM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nja Auma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na aber du bist der gscheideste Kerzen oder du Leuchter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Wost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manche Menschen sollten einfach den Mund halt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Burg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aaaaaah du musst Muttis Liebling gewesen se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Anib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Anib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 B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bach Günther genau und bei ihnen ist die Erde eine Scheibe . Augen auf und sich ma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elber fragen wem sie glaub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B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ja auch mein Auto und nicht 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G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p defenitiv sage ich berhalte deine Scheis Impf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nny Barnj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dem ist es nicht mal eine Impfung, sondern eine Gen-Dna Profilax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eg Vall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nny Barnjak, exakt - Brav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ulian Weswald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glaubt, dass die Impfung die DNA verändert sollte dies vl als Chance betrach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eg Vall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_fbid=1311739609207604&amp;id=100011147312188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chön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 stellt sich nur die Frage wer da nicht die hellste Kerze ist. Etwas Hausverstand hilf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Schönba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obi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st euch das mal durch - denkt mal darüber nach, wenn auch nur ein Funken Wahrheit dahin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ckt: https://www.hinzuu.com/2021/05/05/alle-geimpften-sterben/?fbclid=IwAR1TJ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Kkb76Wu9jUGeKiDzrLipqUvMw6SijBu__r-7PwO7xXstgLtsy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 Geimpften werden im Herbst anfang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zuu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bile Upload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renz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trifft es eigentlich auf den Punkt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?fbid=116409963911796&amp;set=a.1065215815673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24" calcext:value-type="float">
            <text:p>24</text:p>
          </table:table-cell>
          <table:table-cell table:style-name="ce7" table:formula="of:=COUNTIF([.D$1:.D$1048576];&quot;X&quot;)" office:value-type="float" office:value="6" calcext:value-type="float">
            <text:p>6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29" calcext:value-type="float">
            <text:p>29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925];[.D925];[.F925])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6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22:09:45.46519872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22:24:08.109136322</dc:date>
    <meta:editing-duration>PT6M48S</meta:editing-duration>
    <meta:editing-cycles>7</meta:editing-cycles>
    <meta:document-statistic meta:table-count="1" meta:cell-count="604" meta:object-count="0"/>
  </office:meta>
</office:document-meta>
</file>